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8. Brakets</math:mtext>
              <math:mo>̲</math:mo>
            </math:munder>
          </math:mrow>
        </math:mstyle>
      </math:mtr>
      <math:mtr/>
      <math:mtr>
        <math:mrow>
          <math:mrow>
            <math:mo math:stretchy="false">(</math:mo>
            <math:mi>a</math:mi>
            <math:mo math:stretchy="false">)</math:mo>
          </math:mrow>
          <math:mi>,</math:mi>
          <math:mrow>
            <math:mo math:stretchy="false">[</math:mo>
            <math:mi>a</math:mi>
            <math:mo math:stretchy="false">]</math:mo>
          </math:mrow>
          <math:mi>,</math:mi>
          <math:mrow>
            <math:mo math:stretchy="false">〚</math:mo>
            <math:mi>a</math:mi>
            <math:mo math:stretchy="false">〛</math:mo>
          </math:mrow>
          <math:mi>,</math:mi>
          <math:mrow>
            <math:mo math:stretchy="false">∣</math:mo>
            <math:mi>a</math:mi>
            <math:mo math:stretchy="false">∣</math:mo>
          </math:mrow>
          <math:mi>,</math:mi>
          <math:mrow>
            <math:mo math:stretchy="false">∥</math:mo>
            <math:mi>a</math:mi>
            <math:mo math:stretchy="false">∥</math:mo>
          </math:mrow>
        </math:mrow>
      </math:mtr>
      <math:mtr>
        <math:mrow>
          <math:mrow>
            <math:mo math:stretchy="false">{</math:mo>
            <math:mi>a</math:mi>
            <math:mo math:stretchy="false">}</math:mo>
          </math:mrow>
          <math:mi>,</math:mi>
          <math:mrow>
            <math:mo math:stretchy="false">〈</math:mo>
            <math:mi>a</math:mi>
            <math:mo math:stretchy="false">〉</math:mo>
          </math:mrow>
          <math:mi>,</math:mi>
          <math:mrow>
            <math:mo math:stretchy="false">〈</math:mo>
            <math:mrow>
              <math:mi>a</math:mi>
              <math:mo math:stretchy="false">∣</math:mo>
              <math:mi>b</math:mi>
            </math:mrow>
            <math:mo math:stretchy="false">〉</math:mo>
          </math:mrow>
        </math:mrow>
      </math:mtr>
      <math:mtr>
        <math:mrow>
          <math:mfenced math:open="" math:close="">
            <math:mfrac>
              <math:mi>a</math:mi>
              <math:mi>b</math:mi>
            </math:mfrac>
          </math:mfenced>
          <math:mi>,</math:mi>
          <math:mfenced math:open="[" math:close="]">
            <math:mfrac>
              <math:mi>a</math:mi>
              <math:mi>b</math:mi>
            </math:mfrac>
          </math:mfenced>
          <math:mi>,</math:mi>
          <math:mfenced math:open="〚" math:close="〛">
            <math:mfrac>
              <math:mi>a</math:mi>
              <math:mi>b</math:mi>
            </math:mfrac>
          </math:mfenced>
          <math:mi>,</math:mi>
          <math:mfenced math:open="∣" math:close="∣">
            <math:mfrac>
              <math:mi>a</math:mi>
              <math:mi>b</math:mi>
            </math:mfrac>
          </math:mfenced>
          <math:mi>,</math:mi>
          <math:mfenced math:open="∥" math:close="∥">
            <math:mfrac>
              <math:mi>a</math:mi>
              <math:mi>b</math:mi>
            </math:mfrac>
          </math:mfenced>
        </math:mrow>
      </math:mtr>
      <math:mtr>
        <math:mrow>
          <math:mfenced math:open="{" math:close="}">
            <math:mfrac>
              <math:mi>a</math:mi>
              <math:mi>b</math:mi>
            </math:mfrac>
          </math:mfenced>
          <math:mi>,</math:mi>
          <math:mfenced math:open="〈" math:close="〉">
            <math:mfrac>
              <math:mi>a</math:mi>
              <math:mi>b</math:mi>
            </math:mfrac>
          </math:mfenced>
          <math:mi>,</math:mi>
          <math:mfenced math:open="〈" math:close="〉">
            <math:mrow>
              <math:mfrac>
                <math:mi>a</math:mi>
                <math:mi>b</math:mi>
              </math:mfrac>
              <math:mo math:stretchy="false">∣</math:mo>
              <math:mfrac>
                <math:mi>x</math:mi>
                <math:mi>y</math:mi>
              </math:mfrac>
            </math:mrow>
          </math:mfenced>
        </math:mrow>
      </math:mtr>
      <math:mtr>
        <math:mrow>
          <math:mover>
            <math:mover math:accent="true">
              <math:mi>a</math:mi>
              <math:mo math:stretchy="false"></math:mo>
            </math:mover>
            <math:mi math:fontstyle="italic">xy</math:mi>
          </math:mover>
          <math:mi>,</math:mi>
          <math:munder>
            <math:munder math:accent="true">
              <math:mi>a</math:mi>
              <math:mo math:stretchy="false"></math:mo>
            </math:munder>
            <math:mi math:fontstyle="italic">xy</math:mi>
          </math:munder>
        </math:mrow>
      </math:mtr>
    </math:mtable>
    <math:annotation math:encoding="StarMath 5.0">bold underline  "8. Brakets" newline newline
(a) , [a], ldbracket a rdbracket , lline a rline , ldline a rdline newline
lbrace a rbrace , langle a rangle , langle a mline b rangle newline
left ( a over b right ), left [a over b right ], left ldbracket a over b  right rdbracket , left lline a over b right rline , left ldline a over b right rdline newline
left lbrace a over b right rbrace , left langle a over b right rangle, left langle a over b  mline x over y  right rangle newline
a overbrace xy , a underbrace xy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creation-date>2001-02-26T17:47:02</meta:creation-date>
    <dc:date>2001-02-26T19:53:47</dc:date>
    <meta:editing-cycles>15</meta:editing-cycles>
    <meta:editing-duration>PT0S</meta:editing-duration>
    <meta:user-defined meta:name="Info 0"/>
    <meta:user-defined meta:name="Info 1"/>
    <meta:user-defined meta:name="Info 2"/>
    <meta:user-defined meta:name="Info 3"/>
  </office:meta>
</office:document-meta>
</file>